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b5ea" officeooo:paragraph-rsid="0015b5ea"/>
    </style:style>
    <style:style style:name="P2" style:family="paragraph" style:parent-style-name="Standard">
      <style:text-properties fo:color="#c9211e" loext:opacity="100%" fo:font-weight="bold" officeooo:rsid="0015b5ea" officeooo:paragraph-rsid="0015b5ea" style:font-weight-asian="bold" style:font-weight-complex="bold"/>
    </style:style>
    <style:style style:name="P3" style:family="paragraph" style:parent-style-name="Standard">
      <style:text-properties fo:color="#069a2e" loext:opacity="100%" fo:font-weight="bold" officeooo:rsid="0015b5ea" officeooo:paragraph-rsid="0015b5ea" style:font-weight-asian="bold" style:font-weight-complex="bold"/>
    </style:style>
    <style:style style:name="P4" style:family="paragraph" style:parent-style-name="Standard">
      <style:text-properties fo:color="#3465a4" loext:opacity="100%" fo:font-weight="bold" officeooo:rsid="0015b5ea" officeooo:paragraph-rsid="0015b5ea" style:font-weight-asian="bold" style:font-weight-complex="bold"/>
    </style:style>
    <style:style style:name="P5" style:family="paragraph" style:parent-style-name="Standard">
      <style:text-properties fo:color="#3465a4" loext:opacity="100%" fo:font-weight="bold" officeooo:rsid="0015b5ea" officeooo:paragraph-rsid="0016c41a" style:font-weight-asian="bold" style:font-weight-complex="bold"/>
    </style:style>
    <style:style style:name="P6" style:family="paragraph" style:parent-style-name="Standard">
      <style:text-properties fo:color="#000000" loext:opacity="100%" fo:font-weight="normal" officeooo:rsid="0016b61e" officeooo:paragraph-rsid="0016b61e" style:font-weight-asian="normal" style:font-weight-complex="normal"/>
    </style:style>
    <style:style style:name="P7" style:family="paragraph" style:parent-style-name="Standard">
      <style:text-properties fo:color="#000000" loext:opacity="100%" fo:font-weight="normal" officeooo:rsid="0016b61e" officeooo:paragraph-rsid="0016c41a" style:font-weight-asian="normal" style:font-weight-complex="normal"/>
    </style:style>
    <style:style style:name="P8" style:family="paragraph" style:parent-style-name="Standard">
      <style:text-properties fo:color="#000000" loext:opacity="100%" fo:font-weight="normal" officeooo:rsid="0016c41a" officeooo:paragraph-rsid="0016c41a" style:font-weight-asian="normal" style:font-weight-complex="normal"/>
    </style:style>
    <style:style style:name="P9" style:family="paragraph" style:parent-style-name="Standard">
      <style:text-properties officeooo:rsid="0016c41a" officeooo:paragraph-rsid="0016c41a"/>
    </style:style>
    <style:style style:name="P10" style:family="paragraph" style:parent-style-name="Standard">
      <style:text-properties officeooo:paragraph-rsid="0016c41a"/>
    </style:style>
    <style:style style:name="P11" style:family="paragraph" style:parent-style-name="Standard">
      <style:text-properties officeooo:rsid="00181ca8" officeooo:paragraph-rsid="00181ca8"/>
    </style:style>
    <style:style style:name="P12" style:family="paragraph" style:parent-style-name="Standard">
      <style:text-properties officeooo:rsid="00194216" officeooo:paragraph-rsid="00194216"/>
    </style:style>
    <style:style style:name="T1" style:family="text">
      <style:text-properties fo:color="#069a2e" loext:opacity="100%" fo:font-weight="bold" officeooo:rsid="0015b5ea" style:font-weight-asian="bold" style:font-weight-complex="bold"/>
    </style:style>
    <style:style style:name="T2" style:family="text">
      <style:text-properties fo:color="#000000" loext:opacity="100%" fo:font-weight="normal" style:font-weight-asian="normal" style:font-weight-complex="normal"/>
    </style:style>
    <style:style style:name="T3" style:family="text">
      <style:text-properties fo:color="#000000" loext:opacity="100%" fo:font-weight="normal" officeooo:rsid="0016c41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maire :</text:p>
      <text:p text:style-name="P1"/>
      <text:p text:style-name="P2">I – L’Idée du projet</text:p>
      <text:p text:style-name="P3">II – Le déroulé de la construction du projet</text:p>
      <text:p text:style-name="P4">III – Les défis soulevés par le projet</text:p>
      <text:p text:style-name="P1"/>
      <text:p text:style-name="P1"/>
      <text:p text:style-name="P9">Eleve(s) ayant participé au projet :</text:p>
      <text:p text:style-name="P9"/>
      <text:p text:style-name="P9">- Clément PARFAIT</text:p>
      <text:p text:style-name="P1"/>
      <text:p text:style-name="P2">I – L’Idée du projet</text:p>
      <text:p text:style-name="P2"/>
      <text:p text:style-name="P6">Le Projet est une application WEB que j’ai réalisé seul, il s’agit d’un site web qui répertorie les anecdotes des utilisateurs.</text:p>
      <text:p text:style-name="P6">Lorsque l’utilisateur arrive sur l’application, il est transporté sur l’index où se trouve le fonctionnement de celle-ci, puis, il a le choix de soit consulter la base de donnée où sont répertoriée les différentes anecdotes ou tout simplement en proposé une via un formulaire.</text:p>
      <text:p text:style-name="P6"/>
      <text:p text:style-name="P7"><text:s/><text:span text:style-name="T1">II – Le déroulé de la construction du projet</text:span></text:p>
      <text:p text:style-name="P7"><text:span text:style-name="T1"/></text:p>
      <text:p text:style-name="P8">La première semaine a été très compliqué car je n’arrivais pas à lancer Flask, et j’ai compris que très tardivement que le module était installé sur un environnement virtuel et non sur python directement.</text:p>
      <text:p text:style-name="P8">La Deuxième semaine a été très productive, en effet, au lieu de me concentrer sur Flask, je me suis concentré sur la création du HTML et du CSS de l’application, cela fut un franc succès dans le sens où à la fin de la deuxième semaine, ces derniers étaient complètement terminés.</text:p>
      <text:p text:style-name="P8">La Troisième semaine fut encore plus productive car je me suis attaqué à la liaison entre Flask, python et le HTML, c’est à partir de Jeudi que la liaison marchait parfaitement, en effet, Flask permettait d’afficher la base de donnée sur une page web et le formulaire post transmettait correctement les données.</text:p>
      <text:p text:style-name="P10"><text:span text:style-name="T3">La quatrième semaine fut dédiée à terminé les derniers détails comme la création d’une classe Python qui permettait ainsi de faire un projet orienté objet.</text:span></text:p>
      <text:p text:style-name="P11"><text:span text:style-name="T3">A </text:span><text:span text:style-name="T2">la fin du projet, je n’ai malheureusement pas pu respecté une partie du cahier des charges par manque de temps, mais le principal a été fait, et l’application marche correctement.</text:span></text:p>
      <text:p text:style-name="P12"><text:span text:style-name="T2">Le projet possède un fichier html qui marche très bien avec une relation avec le module flask, il y a une base de donnée qui sert à stocker les données générée par le formulaire, le css affiche correctement les différents graphismes de l’application.</text:span></text:p>
      <text:p text:style-name="P12"><text:span text:style-name="T2">Le projet est un POO avec la classe Node mais malheureusement, le projet souffre d’une absence de fonction récursive et d’un algorithme de parcours d’arbre.</text:span></text:p>
      <text:p text:style-name="P10"><text:span text:style-name="T3"/></text:p>
      <text:p text:style-name="P5">III – Les défis soulevés par le projet</text:p>
      <text:p text:style-name="P5"/>
      <text:p text:style-name="P8">L’un des problèmes majeurs que j’ai rencontré durant ce projet a été la création d’un javascript qui marchait sur Flask, une opération qui ne marcha pas malgré une forte insistance pour réussir.</text:p>
      <text:p text:style-name="P8">Les deux autres problèmes majeurs sont la création d’un arbre binaire et d’une fonction récursive, car ces dernières ne marchaient absolument pas avec mon projet, et par manque de temps, j’ai dû abandonné l’idée de les développer.</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6T10:26:59.113000000</meta:creation-date>
    <meta:generator>LibreOffice/7.0.2.2$Windows_X86_64 LibreOffice_project/8349ace3c3162073abd90d81fd06dcfb6b36b994</meta:generator>
    <dc:date>2021-04-06T23:34:00.838000000</dc:date>
    <meta:editing-duration>PT4M51S</meta:editing-duration>
    <meta:editing-cycles>2</meta:editing-cycles>
    <meta:document-statistic meta:table-count="0" meta:image-count="0" meta:object-count="0" meta:page-count="1" meta:paragraph-count="20" meta:word-count="444" meta:character-count="2631" meta:non-whitespace-character-count="2200"/>
  </office:meta>
</office:document-meta>
</file>